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2pt" svg:height="288pt" svg:x="345.71pt" svg:y="234.17pt">
            <loext:p draw:notify-on-update-of-ranges="Sheet1.A2:Sheet1.A12 Sheet1.B1:Sheet1.B1 Sheet1.B2:Sheet1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corners</text:p>
          </table:table-cell>
          <table:table-cell office:value-type="string" calcext:value-type="string">
            <text:p>weighted</text:p>
          </table:table-cell>
          <table:table-cell/>
          <table:table-cell office:value-type="string" calcext:value-type="string">
            <text:p>unnormalized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F2]/(70*2)" office:value-type="float" office:value="0.0214285714285714" calcext:value-type="float">
            <text:p>0.0214285714</text:p>
          </table:table-cell>
          <table:table-cell table:formula="of:=[.G2]/(70*2)" office:value-type="float" office:value="0.0142857142857143" calcext:value-type="float">
            <text:p>0.0142857143</text:p>
          </table:table-cell>
          <table:table-cell table:formula="of:=[.H2]/(70*2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F3]/(70*2)" office:value-type="float" office:value="0.292857142857143" calcext:value-type="float">
            <text:p>0.2928571429</text:p>
          </table:table-cell>
          <table:table-cell table:formula="of:=[.G3]/(70*2)" office:value-type="float" office:value="0.285714285714286" calcext:value-type="float">
            <text:p>0.2857142857</text:p>
          </table:table-cell>
          <table:table-cell table:formula="of:=[.H3]/(70*2)" office:value-type="float" office:value="0.371428571428571" calcext:value-type="float">
            <text:p>0.371428571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[.F4]/(70*2)" office:value-type="float" office:value="0.478571428571429" calcext:value-type="float">
            <text:p>0.4785714286</text:p>
          </table:table-cell>
          <table:table-cell table:formula="of:=[.G4]/(70*2)" office:value-type="float" office:value="0.514285714285714" calcext:value-type="float">
            <text:p>0.5142857143</text:p>
          </table:table-cell>
          <table:table-cell table:formula="of:=[.H4]/(70*2)" office:value-type="float" office:value="0.55" calcext:value-type="float">
            <text:p>0.5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[.F5]/(70*2)" office:value-type="float" office:value="0.55" calcext:value-type="float">
            <text:p>0.55</text:p>
          </table:table-cell>
          <table:table-cell table:formula="of:=[.G5]/(70*2)" office:value-type="float" office:value="0.578571428571429" calcext:value-type="float">
            <text:p>0.5785714286</text:p>
          </table:table-cell>
          <table:table-cell table:formula="of:=[.H5]/(70*2)" office:value-type="float" office:value="0.621428571428571" calcext:value-type="float">
            <text:p>0.621428571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formula="of:=[.F6]/(70*2)" office:value-type="float" office:value="0.642857142857143" calcext:value-type="float">
            <text:p>0.6428571429</text:p>
          </table:table-cell>
          <table:table-cell table:formula="of:=[.G6]/(70*2)" office:value-type="float" office:value="0.642857142857143" calcext:value-type="float">
            <text:p>0.6428571429</text:p>
          </table:table-cell>
          <table:table-cell table:formula="of:=[.H6]/(70*2)" office:value-type="float" office:value="0.621428571428571" calcext:value-type="float">
            <text:p>0.6214285714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F7]/(70*2)" office:value-type="float" office:value="0.707142857142857" calcext:value-type="float">
            <text:p>0.7071428571</text:p>
          </table:table-cell>
          <table:table-cell table:formula="of:=[.G7]/(70*2)" office:value-type="float" office:value="0.685714285714286" calcext:value-type="float">
            <text:p>0.6857142857</text:p>
          </table:table-cell>
          <table:table-cell table:formula="of:=[.H7]/(70*2)" office:value-type="float" office:value="0.671428571428571" calcext:value-type="float">
            <text:p>0.67142857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F8]/(70*2)" office:value-type="float" office:value="0.771428571428571" calcext:value-type="float">
            <text:p>0.7714285714</text:p>
          </table:table-cell>
          <table:table-cell table:formula="of:=[.G8]/(70*2)" office:value-type="float" office:value="0.757142857142857" calcext:value-type="float">
            <text:p>0.7571428571</text:p>
          </table:table-cell>
          <table:table-cell table:formula="of:=[.H8]/(70*2)" office:value-type="float" office:value="0.692857142857143" calcext:value-type="float">
            <text:p>0.692857142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9]/(70*2)" office:value-type="float" office:value="0.535714285714286" calcext:value-type="float">
            <text:p>0.5357142857</text:p>
          </table:table-cell>
          <table:table-cell table:formula="of:=[.G9]/(70*2)" office:value-type="float" office:value="0.521428571428571" calcext:value-type="float">
            <text:p>0.5214285714</text:p>
          </table:table-cell>
          <table:table-cell table:formula="of:=[.H9]/(70*2)" office:value-type="float" office:value="0.471428571428571" calcext:value-type="float">
            <text:p>0.471428571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formula="of:=SUM([.F2:.F9])" office:value-type="float" office:value="560" calcext:value-type="float">
            <text:p>560</text:p>
          </table:table-cell>
          <table:table-cell table:formula="of:=SUM([.G2:.G9])" office:value-type="float" office:value="560" calcext:value-type="float">
            <text:p>560</text:p>
          </table:table-cell>
          <table:table-cell table:formula="of:=SUM([.H2:.H9])" office:value-type="float" office:value="560" calcext:value-type="float">
            <text:p>56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3:23:50.773779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10:08.088893528</meta:creation-date>
    <dc:date>2017-04-26T13:45:09.296504477</dc:date>
    <meta:editing-duration>PT15H20M53S</meta:editing-duration>
    <meta:editing-cycles>11</meta:editing-cycles>
    <meta:generator>LibreOffice/5.1.6.2$Linux_X86_64 LibreOffice_project/10m0$Build-2</meta:generator>
    <meta:document-statistic meta:table-count="1" meta:cell-count="63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plot-area chart:style-name="ch2" table:cell-range-address="Sheet1.A2:Sheet1.B12 Sheet1.B1:Sheet1.B1" chart:data-source-has-labels="row" svg:x="0.619cm" svg:y="0.055cm" svg:width="14.409cm" svg:height="9.608cm">
          <chartooo:coordinate-region svg:x="1.346cm" svg:y="0.254cm" svg:width="13.588cm" svg:height="8.762cm"/>
          <chart:axis chart:dimension="x" chart:name="primary-x" chart:style-name="ch3">
            <chart:title svg:x="7.046cm" svg:y="9.599cm" chart:style-name="ch4">
              <text:p>c value</text:p>
            </chart:title>
          </chart:axis>
          <chart:axis chart:dimension="y" chart:name="primary-y" chart:style-name="ch3">
            <chart:title svg:x="0cm" svg:y="6.028cm" chart:style-name="ch5">
              <text:p>win percentage</text:p>
            </chart:title>
            <chart:grid chart:style-name="ch6" chart:class="major"/>
          </chart:axis>
          <chart:series chart:style-name="ch7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0.0214285714285714">
                <text:p>0.0214285714285714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92857142857143">
                <text:p>0.292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78571428571429">
                <text:p>0.4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707142857142857">
                <text:p>0.70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771428571428571">
                <text:p>0.7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